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7.2458in" table:align="left" fo:keep-with-next="always"/>
    </style:style>
    <style:style style:name="Table9.A" style:family="table-column">
      <style:table-column-properties style:column-width="0.3944in"/>
    </style:style>
    <style:style style:name="Table9.B" style:family="table-column">
      <style:table-column-properties style:column-width="4.5243in"/>
    </style:style>
    <style:style style:name="Table9.C" style:family="table-column">
      <style:table-column-properties style:column-width="2.3271in"/>
    </style:style>
    <style:style style:name="Table9.1" style:family="table-row">
      <style:table-row-properties style:min-row-height="0.7875in"/>
    </style:style>
    <style:style style:name="Table9.A1" style:family="table-cell">
      <style:table-cell-properties fo:padding="0.0382in" fo:border="none"/>
    </style:style>
    <style:style style:name="Table9.C1" style:family="table-cell">
      <style:table-cell-properties style:vertical-align="" fo:padding="0.0382in" fo:border="none"/>
    </style:style>
    <style:style style:name="Table9.C2" style:family="table-cell">
      <style:table-cell-properties style:vertical-align="bottom" fo:padding="0.0382in" fo:border="none"/>
    </style:style>
    <style:style style:name="Table5" style:family="table">
      <style:table-properties style:width="7.2458in" table:align="left" fo:keep-with-next="always"/>
    </style:style>
    <style:style style:name="Table5.A" style:family="table-column">
      <style:table-column-properties style:column-width="7.2458in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7.2722in" fo:margin-left="0in" fo:margin-right="-0.0042in" table:align="margins" fo:keep-with-next="always" style:may-break-between-rows="true"/>
    </style:style>
    <style:style style:name="Table3.A" style:family="table-column">
      <style:table-column-properties style:column-width="0.2826in" style:rel-column-width="2547*"/>
    </style:style>
    <style:style style:name="Table3.B" style:family="table-column">
      <style:table-column-properties style:column-width="3.7146in" style:rel-column-width="33474*"/>
    </style:style>
    <style:style style:name="Table3.C" style:family="table-column">
      <style:table-column-properties style:column-width="0.5014in" style:rel-column-width="4518*"/>
    </style:style>
    <style:style style:name="Table3.D" style:family="table-column">
      <style:table-column-properties style:column-width="0.8139in" style:rel-column-width="7334*"/>
    </style:style>
    <style:style style:name="Table3.E" style:family="table-column">
      <style:table-column-properties style:column-width="1.0028in" style:rel-column-width="9036*"/>
    </style:style>
    <style:style style:name="Table3.F" style:family="table-column">
      <style:table-column-properties style:column-width="0.9569in" style:rel-column-width="8626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F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F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F3" style:family="table-cell">
      <style:table-cell-properties style:vertical-align="middle" fo:padding="0.0382in" fo:border-left="none" fo:border-right="none" fo:border-top="0.05pt solid #000000" fo:border-bottom="none"/>
    </style:style>
    <style:style style:name="Table3.A4" style:family="table-cell">
      <style:table-cell-properties style:vertical-align="middle" fo:padding="0.0382in" fo:border="none"/>
    </style:style>
    <style:style style:name="Table3.F4" style:family="table-cell">
      <style:table-cell-properties style:vertical-align="middle"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3.F5" style:family="table-cell">
      <style:table-cell-properties style:vertical-align="middle" fo:padding="0.0382in" fo:border="none"/>
    </style:style>
    <style:style style:name="Table3.A6" style:family="table-cell">
      <style:table-cell-properties style:vertical-align="middle" fo:padding="0.0382in" fo:border="none"/>
    </style:style>
    <style:style style:name="Table3.F6" style:family="table-cell">
      <style:table-cell-properties style:vertical-align="middle" fo:padding="0.0382in" fo:border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6" style:family="table">
      <style:table-properties style:width="7.2674in" fo:margin-left="0in" fo:margin-right="0.0007in" table:align="margins"/>
    </style:style>
    <style:style style:name="Table6.A" style:family="table-column">
      <style:table-column-properties style:column-width="5.1236in" style:rel-column-width="46203*"/>
    </style:style>
    <style:style style:name="Table6.B" style:family="table-column">
      <style:table-column-properties style:column-width="1.1917in" style:rel-column-width="10746*"/>
    </style:style>
    <style:style style:name="Table6.C" style:family="table-column">
      <style:table-column-properties style:column-width="0.9521in" style:rel-column-width="8586*"/>
    </style:style>
    <style:style style:name="Table6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2" style:family="table">
      <style:table-properties style:width="7.2708in" fo:margin-left="0in" fo:margin-right="-0.0028in" table:align="margins" fo:keep-with-next="always" style:may-break-between-rows="true"/>
    </style:style>
    <style:style style:name="Table12.A" style:family="table-column">
      <style:table-column-properties style:column-width="0.2854in" style:rel-column-width="2572*"/>
    </style:style>
    <style:style style:name="Table12.B" style:family="table-column">
      <style:table-column-properties style:column-width="3.2757in" style:rel-column-width="29525*"/>
    </style:style>
    <style:style style:name="Table12.C" style:family="table-column">
      <style:table-column-properties style:column-width="0.4361in" style:rel-column-width="3930*"/>
    </style:style>
    <style:style style:name="Table12.D" style:family="table-column">
      <style:table-column-properties style:column-width="0.8792in" style:rel-column-width="7924*"/>
    </style:style>
    <style:style style:name="Table12.E" style:family="table-column">
      <style:table-column-properties style:column-width="0.625in" style:rel-column-width="5633*"/>
    </style:style>
    <style:style style:name="Table12.F" style:family="table-column">
      <style:table-column-properties style:column-width="0.8139in" style:rel-column-width="7335*"/>
    </style:style>
    <style:style style:name="Table12.G" style:family="table-column">
      <style:table-column-properties style:column-width="0.9563in" style:rel-column-width="8616*"/>
    </style:style>
    <style:style style:name="Table1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1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12.G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1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2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G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12.G3" style:family="table-cell">
      <style:table-cell-properties style:vertical-align="middle" fo:padding="0.0382in" fo:border-left="none" fo:border-right="none" fo:border-top="0.05pt solid #000000" fo:border-bottom="none"/>
    </style:style>
    <style:style style:name="Table12.A4" style:family="table-cell">
      <style:table-cell-properties style:vertical-align="middle" fo:padding="0.0382in" fo:border="none"/>
    </style:style>
    <style:style style:name="Table12.G4" style:family="table-cell">
      <style:table-cell-properties style:vertical-align="middle" fo:padding="0.0382in" fo:border="none"/>
    </style:style>
    <style:style style:name="Table12.A5" style:family="table-cell">
      <style:table-cell-properties style:vertical-align="middle" fo:padding="0.0382in" fo:border="none"/>
    </style:style>
    <style:style style:name="Table12.G5" style:family="table-cell">
      <style:table-cell-properties style:vertical-align="middle" fo:padding="0.0382in" fo:border="none"/>
    </style:style>
    <style:style style:name="Table12.A6" style:family="table-cell">
      <style:table-cell-properties style:vertical-align="middle" fo:padding="0.0382in" fo:border="none"/>
    </style:style>
    <style:style style:name="Table12.G6" style:family="table-cell">
      <style:table-cell-properties style:vertical-align="middle" fo:padding="0.0382in" fo:border="none"/>
    </style:style>
    <style:style style:name="Table12.7" style:family="table-row">
      <style:table-row-properties fo:keep-together="always"/>
    </style:style>
    <style:style style:name="Table12.A7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12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13" style:family="table">
      <style:table-properties style:width="7.266in" fo:margin-left="0.0014in" fo:margin-right="0.0007in" table:align="margins"/>
    </style:style>
    <style:style style:name="Table13.A" style:family="table-column">
      <style:table-column-properties style:column-width="5.1889in" style:rel-column-width="46800*"/>
    </style:style>
    <style:style style:name="Table13.B" style:family="table-column">
      <style:table-column-properties style:column-width="1.1264in" style:rel-column-width="10159*"/>
    </style:style>
    <style:style style:name="Table13.C" style:family="table-column">
      <style:table-column-properties style:column-width="0.9507in" style:rel-column-width="8576*"/>
    </style:style>
    <style:style style:name="Table13.A1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7" style:family="table">
      <style:table-properties style:width="7.2681in" style:rel-width="100%" table:align="left" fo:keep-with-next="auto" style:may-break-between-rows="false"/>
    </style:style>
    <style:style style:name="Table7.A" style:family="table-column">
      <style:table-column-properties style:column-width="1.1972in" style:rel-column-width="1588*"/>
    </style:style>
    <style:style style:name="Table7.B" style:family="table-column">
      <style:table-column-properties style:column-width="1.3028in" style:rel-column-width="1728*"/>
    </style:style>
    <style:style style:name="Table7.D" style:family="table-column">
      <style:table-column-properties style:column-width="2.0313in" style:rel-column-width="2694*"/>
    </style:style>
    <style:style style:name="Table7.E" style:family="table-column">
      <style:table-column-properties style:column-width="1.4326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="none">
        <style:background-image/>
      </style:table-cell-properties>
    </style:style>
    <style:style style:name="Table7.A2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2" style:family="table">
      <style:table-properties style:width="7.2681in" table:align="margins" style:may-break-between-rows="false"/>
    </style:style>
    <style:style style:name="Table2.A" style:family="table-column">
      <style:table-column-properties style:column-width="0.7458in" style:rel-column-width="6724*"/>
    </style:style>
    <style:style style:name="Table2.B" style:family="table-column">
      <style:table-column-properties style:column-width="6.5222in" style:rel-column-width="58811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7.2681in" style:rel-width="100%" fo:margin-left="0in" table:align="left" style:may-break-between-rows="false"/>
    </style:style>
    <style:style style:name="Table8.A" style:family="table-column">
      <style:table-column-properties style:column-width="3.634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9" style:family="table-row">
      <style:table-row-properties style:min-row-height="0.2479in" fo:keep-together="always"/>
    </style:style>
    <style:style style:name="Table8.A9" style:family="table-cell">
      <style:table-cell-properties style:vertical-align="bottom" fo:padding="0.0382in" fo:border="none"/>
    </style:style>
    <style:style style:name="Table8.B10" style:family="table-cell">
      <style:table-cell-properties style:vertical-align="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fo:font-weight="bold" officeooo:paragraph-rsid="0082501d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12fafa2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13939ac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3939ac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1358fe8" style:font-name-asian="Arial1" style:font-size-asian="8pt" style:font-weight-asian="normal" style:font-name-complex="Arial1" style:font-size-complex="8pt" style:font-weight-complex="normal"/>
    </style:style>
    <style:style style:name="P1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1642d0a" officeooo:paragraph-rsid="01358fe8" style:font-name-asian="Arial1" style:font-size-asian="8pt" style:font-weight-asian="normal" style:font-name-complex="Arial1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9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1343ef1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1343ef1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25" style:family="paragraph" style:parent-style-name="Table_20_Contents">
      <style:paragraph-properties fo:text-align="start" style:justify-single-word="false"/>
      <style:text-properties style:font-name="Arial1" fo:font-size="6pt" officeooo:paragraph-rsid="01358fe8" style:font-name-asian="Microsoft YaHei" style:font-size-asian="6pt" style:font-name-complex="Mangal" style:font-size-complex="6pt"/>
    </style:style>
    <style:style style:name="P26" style:family="paragraph" style:parent-style-name="Table_20_Contents">
      <style:paragraph-properties fo:text-align="start" style:justify-single-word="false"/>
      <style:text-properties style:font-name="Arial1" fo:font-size="6pt" fo:font-weight="normal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1" fo:font-size="9pt" officeooo:rsid="006dd5d8" officeooo:paragraph-rsid="01358fe8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1217a0b" style:font-name-asian="Microsoft YaHei" style:font-size-asian="10pt" style:font-weight-asian="normal" style:font-name-complex="Mangal" style:font-size-complex="10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10d8f78" officeooo:paragraph-rsid="010d8f78" style:font-name-asian="Microsoft YaHei" style:font-size-asian="10pt" style:font-weight-asian="bold" style:font-name-complex="Mangal" style:font-size-complex="10pt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217a0b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128b837" style:font-name-asian="Microsoft YaHei" style:font-size-asian="12pt" style:font-weight-asian="bold" style:font-name-complex="Mangal" style:font-size-complex="12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0ac9ed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45a79" officeooo:paragraph-rsid="0082501d" style:font-name-asian="Microsoft YaHei" style:font-size-asian="5.25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51aeb5" officeooo:paragraph-rsid="01343ef1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217a0b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1aeb5" officeooo:paragraph-rsid="01343ef1" style:font-name-asian="Microsoft YaHei" style:font-size-asian="9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02bf054" officeooo:paragraph-rsid="01343ef1" style:font-name-asian="Microsoft YaHei" style:font-size-asian="6pt" style:font-weight-asian="normal" style:font-name-complex="Mangal" style:font-size-complex="6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style:text-underline-style="none" fo:font-weight="normal" officeooo:rsid="01343ef1" officeooo:paragraph-rsid="01343ef1" style:font-name-asian="Microsoft YaHei" style:font-size-asian="6pt" style:font-weight-asian="normal" style:font-name-complex="Mangal" style:font-size-complex="6pt" style:font-weight-complex="normal"/>
    </style:style>
    <style:style style:name="P47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12b5d1d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49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5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1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52" style:family="paragraph" style:parent-style-name="Table_20_Contents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lways">
        <style:tab-stops/>
      </style:paragraph-properties>
      <style:text-properties style:font-name="Arial" fo:font-size="6pt" fo:language="en" fo:country="US" style:text-underline-style="none" fo:font-weight="normal" officeooo:rsid="0166968a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53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4" style:family="paragraph" style:parent-style-name="Standard">
      <style:paragraph-properties fo:margin-top="0in" fo:margin-bottom="0in" loext:contextual-spacing="false"/>
      <style:text-properties style:font-name="Arial1" fo:font-size="6pt" officeooo:paragraph-rsid="00632732" style:font-size-asian="6pt" style:font-size-complex="6pt"/>
    </style:style>
    <style:style style:name="P55" style:family="paragraph" style:parent-style-name="Standard">
      <style:paragraph-properties fo:margin-top="0in" fo:margin-bottom="0in" loext:contextual-spacing="false"/>
      <style:text-properties style:font-name="Arial" fo:font-size="6pt" officeooo:paragraph-rsid="01358fe8" style:font-size-asian="6pt" style:font-size-complex="6pt"/>
    </style:style>
    <style:style style:name="P56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57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paragraph-rsid="00fb03ac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59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1358fe8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Table_20_Contents">
      <style:paragraph-properties fo:keep-together="always" fo:keep-with-next="always"/>
      <style:text-properties style:font-name="Arial" fo:font-size="9pt" fo:font-weight="bold" officeooo:rsid="00632732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343ef1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1358fe8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343ef1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1343ef1" style:font-name-asian="Microsoft YaHei" style:font-size-asian="5.25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1343ef1" style:font-name-asian="Microsoft YaHei" style:font-size-asian="5.25pt" style:font-weight-asian="normal" style:font-name-complex="Mangal" style:font-size-complex="6pt" style:font-weight-complex="normal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officeooo:paragraph-rsid="0053fb64" style:font-name-asian="Microsoft YaHei" style:font-size-asian="6pt" style:font-name-complex="Mangal" style:font-size-complex="6pt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6pt" fo:font-weight="normal" officeooo:paragraph-rsid="0053fb64" style:font-name-asian="Microsoft YaHei" style:font-size-asian="6pt" style:font-weight-asian="normal" style:font-name-complex="Mangal" style:font-size-complex="6pt" style:font-weight-complex="normal"/>
    </style:style>
    <style:style style:name="P78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9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80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1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82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83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84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13a2fa0" style:font-name-asian="Microsoft YaHei" style:font-size-asian="9pt" style:font-name-complex="Mangal" style:font-size-complex="9pt"/>
    </style:style>
    <style:style style:name="P85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fo:font-weight="normal" officeooo:paragraph-rsid="013d38f0" style:font-name-asian="Microsoft YaHei" style:font-size-asian="9pt" style:font-weight-asian="normal" style:font-name-complex="Mangal" style:font-size-complex="9pt" style:font-weight-complex="normal"/>
    </style:style>
    <style:style style:name="P86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87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8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9" style:family="paragraph" style:parent-style-name="Table_20_Contents">
      <style:paragraph-properties fo:text-align="center" style:justify-single-word="false" fo:keep-together="always" fo:keep-with-next="auto"/>
      <style:text-properties style:font-name="Arial1" fo:font-size="9pt" officeooo:paragraph-rsid="01358fe8" style:font-name-asian="Microsoft YaHei" style:font-size-asian="9pt" style:font-name-complex="Mangal" style:font-size-complex="9pt"/>
    </style:style>
    <style:style style:name="P90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7cdda9" officeooo:paragraph-rsid="01358fe8" style:font-name-asian="Microsoft YaHei" style:font-size-asian="9pt" style:font-name-complex="Mangal" style:font-size-complex="9pt"/>
    </style:style>
    <style:style style:name="P91" style:family="paragraph" style:parent-style-name="Table_20_Contents">
      <style:paragraph-properties fo:text-align="start" style:justify-single-word="false" fo:keep-with-next="auto"/>
      <style:text-properties style:font-name="Arial1" fo:font-size="9pt" officeooo:rsid="0086630b" officeooo:paragraph-rsid="01358fe8" style:font-name-asian="Microsoft YaHei" style:font-size-asian="9pt" style:font-name-complex="Mangal" style:font-size-complex="9pt"/>
    </style:style>
    <style:style style:name="P92" style:family="paragraph" style:parent-style-name="Table_20_Contents">
      <style:paragraph-properties fo:text-align="end" style:justify-single-word="false" fo:keep-together="always" fo:keep-with-next="auto"/>
      <style:text-properties style:font-name="Arial1" fo:font-size="9pt" fo:font-weight="normal" officeooo:paragraph-rsid="01358fe8" style:font-name-asian="Microsoft YaHei" style:font-size-asian="9pt" style:font-weight-asian="normal" style:font-name-complex="Mangal" style:font-size-complex="9pt" style:font-weight-complex="normal"/>
    </style:style>
    <style:style style:name="P93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7cdda9" officeooo:paragraph-rsid="01358fe8" style:font-name-asian="Microsoft YaHei" style:font-size-asian="6pt" style:font-name-complex="Mangal" style:font-size-complex="6pt"/>
    </style:style>
    <style:style style:name="P94" style:family="paragraph" style:parent-style-name="Table_20_Contents">
      <style:paragraph-properties fo:text-align="start" style:justify-single-word="false" fo:keep-with-next="auto"/>
      <style:text-properties style:font-name="Arial1" fo:font-size="6pt" officeooo:rsid="0086630b" officeooo:paragraph-rsid="01358fe8" style:font-name-asian="Microsoft YaHei" style:font-size-asian="6pt" style:font-name-complex="Mangal" style:font-size-complex="6pt"/>
    </style:style>
    <style:style style:name="P95" style:family="paragraph" style:parent-style-name="Table_20_Contents">
      <style:paragraph-properties fo:text-align="start" style:justify-single-word="false" fo:keep-together="always" fo:keep-with-next="auto"/>
      <style:text-properties style:font-name="Arial1" fo:font-size="6pt" officeooo:rsid="0086630b" officeooo:paragraph-rsid="01358fe8" style:font-name-asian="Microsoft YaHei" style:font-size-asian="6pt" style:font-name-complex="Mangal" style:font-size-complex="6pt"/>
    </style:style>
    <style:style style:name="P96" style:family="paragraph" style:parent-style-name="Standard">
      <style:paragraph-properties fo:text-align="end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97" style:family="paragraph" style:parent-style-name="Standard">
      <style:paragraph-properties fo:text-align="end" style:justify-single-word="false" fo:keep-together="always" fo:keep-with-next="auto"/>
      <style:text-properties style:font-name="Arial1" fo:font-size="9pt" fo:font-weight="normal" officeooo:paragraph-rsid="01358fe8" style:font-name-asian="Microsoft YaHei" style:font-size-asian="9pt" style:font-weight-asian="normal" style:font-name-complex="Mangal" style:font-size-complex="9pt" style:font-weight-complex="normal"/>
    </style:style>
    <style:style style:name="P98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Arial" fo:font-size="10pt" fo:font-weight="bold" officeooo:paragraph-rsid="01067712" style:font-size-asian="10pt" style:font-weight-asian="bold" style:font-size-complex="10pt" style:font-weight-complex="bold"/>
    </style:style>
    <style:style style:name="P100" style:family="paragraph" style:parent-style-name="Standard">
      <style:text-properties style:font-name="Arial1" fo:font-size="9pt" fo:font-weight="bold" officeooo:paragraph-rsid="01358fe8" style:font-size-asian="9pt" style:font-weight-asian="bold" style:font-size-complex="9pt" style:font-weight-complex="bold"/>
    </style:style>
    <style:style style:name="P101" style:family="paragraph" style:parent-style-name="Standard">
      <style:paragraph-properties fo:text-align="end" style:justify-single-word="false"/>
      <style:text-properties style:font-name="Arial1" fo:font-size="9pt" fo:font-weight="bold" officeooo:paragraph-rsid="01358fe8" style:font-size-asian="9pt" style:font-weight-asian="bold" style:font-size-complex="9pt" style:font-weight-complex="bold"/>
    </style:style>
    <style:style style:name="P102" style:family="paragraph" style:parent-style-name="Standard">
      <style:paragraph-properties fo:text-align="end" style:justify-single-word="false"/>
      <style:text-properties style:font-name="Arial1" fo:font-size="9pt" fo:font-weight="bold" officeooo:rsid="017ed9d5" officeooo:paragraph-rsid="01358fe8" style:font-size-asian="9pt" style:font-weight-asian="bold" style:font-size-complex="9pt" style:font-weight-complex="bold"/>
    </style:style>
    <style:style style:name="P103" style:family="paragraph" style:parent-style-name="Standard">
      <loext:graphic-properties draw:fill="none"/>
      <style:paragraph-properties fo:margin-left="0in" fo:margin-right="0in" fo:text-align="start" style:justify-single-word="false" fo:text-indent="0.1252in" style:auto-text-indent="false" fo:background-color="transparent"/>
      <style:text-properties style:font-name="Arial" fo:font-size="10pt" style:text-underline-style="none" fo:font-weight="normal" officeooo:rsid="00fe5e40" officeooo:paragraph-rsid="01067712" style:font-name-asian="Arial1" style:font-size-asian="10pt" style:font-weight-asian="normal" style:font-name-complex="Arial1" style:font-size-complex="10pt" style:font-weight-complex="normal"/>
    </style:style>
    <style:style style:name="P104" style:family="paragraph" style:parent-style-name="Text_20_body">
      <style:text-properties style:font-name="Arial" fo:font-size="6pt" fo:language="en" fo:country="US" style:text-underline-style="none" fo:font-weight="normal" officeooo:paragraph-rsid="01358fe8" style:font-name-asian="Microsoft YaHei" style:font-size-asian="6pt" style:font-weight-asian="normal" style:font-name-complex="Mangal" style:font-size-complex="6pt" style:font-weight-complex="normal"/>
    </style:style>
    <style:style style:name="P105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06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416893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07" style:family="paragraph" style:parent-style-name="Table_20_Contents">
      <style:paragraph-properties fo:margin-left="0in" fo:margin-right="0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08" style:family="paragraph">
      <style:paragraph-properties fo:text-align="center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59a260"/>
    </style:style>
    <style:style style:name="T3" style:family="text">
      <style:text-properties style:text-underline-style="none" fo:font-weight="normal" officeooo:rsid="0077f120" style:font-name-asian="Microsoft YaHei" style:font-weight-asian="normal" style:font-name-complex="Mangal" style:font-weight-complex="normal"/>
    </style:style>
    <style:style style:name="T4" style:family="text">
      <style:text-properties style:text-underline-style="none" fo:font-weight="normal" officeooo:rsid="00fe36e0" style:font-name-asian="Arial1" style:font-weight-asian="normal" style:font-name-complex="Arial1" style:font-weight-complex="normal"/>
    </style:style>
    <style:style style:name="T5" style:family="text">
      <style:text-properties officeooo:rsid="002460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1" style:text-underline-style="none"/>
    </style:style>
    <style:style style:name="T8" style:family="text">
      <style:text-properties style:font-name="Arial1" officeooo:rsid="00fd8749"/>
    </style:style>
    <style:style style:name="T9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0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1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2" style:family="text">
      <style:text-properties style:font-name="Arial1" officeooo:rsid="012f9236"/>
    </style:style>
    <style:style style:name="T13" style:family="text">
      <style:text-properties officeooo:rsid="004520e6" style:font-name-asian="Microsoft YaHei" style:font-name-complex="Mangal"/>
    </style:style>
    <style:style style:name="T14" style:family="text">
      <style:text-properties officeooo:rsid="007521b0"/>
    </style:style>
    <style:style style:name="T15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16" style:family="text">
      <style:text-properties fo:font-size="6pt" fo:font-weight="normal" style:font-size-asian="6pt" style:font-weight-asian="normal" style:font-size-complex="6pt" style:font-weight-complex="normal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officeooo:rsid="0086630b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fd8749" style:font-weight-asian="normal" style:font-weight-complex="normal"/>
    </style:style>
    <style:style style:name="T21" style:family="text">
      <style:text-properties officeooo:rsid="00fd8749"/>
    </style:style>
    <style:style style:name="T22" style:family="text">
      <style:text-properties officeooo:rsid="00245a79"/>
    </style:style>
    <style:style style:name="T23" style:family="text">
      <style:text-properties officeooo:rsid="01122dc7"/>
    </style:style>
    <style:style style:name="T24" style:family="text">
      <style:text-properties officeooo:rsid="0185b343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 table:style-name="Table9.1">
            <table:table-cell table:style-name="Table9.A1" table:number-rows-spanned="2" office:value-type="string">
              <text:p text:style-name="P33"><draw:line text:anchor-type="paragraph" draw:z-index="0" draw:name="Shape1" draw:style-name="gr1" draw:text-style-name="P108" svg:x1="-0.3941in" svg:y1="2.1732in" svg:x2="-0.1575in" svg:y2="2.1732in"><text:p/></draw:line></text:p>
            </table:table-cell>
            <table:table-cell table:style-name="Table9.A1" table:number-rows-spanned="2" office:value-type="string">
              <text:p text:style-name="P34"><text:span text:style-name="T16"><text:text-input text:description="&lt;setLang(o.partner_id.lang or 'en_US')&gt;">set locale</text:text-input></text:span><text:text-input text:description="&lt;o.partner_id.name or ''&gt;">Partner Name</text:text-input></text:p>
              <text:p text:style-name="P29"><text:text-input text:description="&lt;o.partner_id.street or ''&gt;">Partner street</text:text-input></text:p>
              <text:p text:style-name="P40"><text:text-input text:description="&lt;if test=&quot;o.partner_id.street2&quot;&gt;">if street2</text:text-input></text:p>
              <text:p text:style-name="P32"><text:text-input text:description="&lt;o.partner_id.street2 or ''&gt;">Partner street 2</text:text-input></text:p>
              <text:p text:style-name="P40"><text:text-input text:description="&lt;/if&gt;">end if</text:text-input></text:p>
              <text:p text:style-name="P28"><text:text-input text:description="&lt;o.partner_id.zip or ''&gt;">ZipCode</text:text-input><text:s/><text:text-input text:description="&lt;o.partner_id.city or ''&gt;">City</text:text-input></text:p>
              <text:p text:style-name="P50"><text:text-input text:description="&lt;o.partner_id.country_id.name or ''&gt;">Country</text:text-input></text:p>
              <text:p text:style-name="P31"/>
            </table:table-cell>
            <table:table-cell table:style-name="Table9.C1" office:value-type="string">
              <text:p text:style-name="P107"><text:span text:style-name="T15"><text:text-input text:description="&lt;if test=&quot;o.partner_id.is_company and o.partner_id.vat&quot;&gt;">if company and vat</text:text-input></text:span><text:span text:style-name="T21"><text:text-input text:description="&lt;_(&quot;VAT no.&quot;)&gt;">VAT no.</text:text-input></text:span><text:span text:style-name="T20">:</text:span><text:span text:style-name="T22"> </text:span><text:span text:style-name="T8"><text:text-input text:description="&lt;(o.partner_id.vat.replace('HR','') or '')&gt;">VAT</text:text-input></text:span><text:span text:style-name="T9"><text:text-input text:description="&lt;/if&gt;">end if</text:text-input></text:span></text:p>
              <text:p text:style-name="P105"><text:span text:style-name="T10"><text:text-input text:description="&lt;if test=&quot;not o.partner_id.is_company and o.partner_id.vat&quot;&gt;">if company and vat</text:text-input></text:span><text:span text:style-name="T12"><text:text-input text:description="&lt;_(&quot;PID&quot;)&gt;">PID</text:text-input></text:span><text:span text:style-name="T9">:</text:span><text:span text:style-name="T11"> </text:span><text:span text:style-name="T8"><text:text-input text:description="&lt;(o.partner_id.vat.replace('HR','') or '')&gt;">VAT</text:text-input></text:span><text:span text:style-name="T9"><text:text-input text:description="&lt;/if&gt;">end if</text:text-input></text:span></text:p>
              <text:p text:style-name="P106"><text:span text:style-name="T10"><text:text-input text:description="&lt;if test=&quot;o.company_id and o.company_id.country_id and o.company_id.country_id.code == 'BA'&quot;&gt;">if company == BA</text:text-input></text:span><text:span text:style-name="T12"><text:text-input text:description="&lt;_(&quot;PDV br.:&quot;)&gt;">PDV br.:</text:text-input></text:span><text:span text:style-name="T9">:</text:span><text:span text:style-name="T11"> </text:span><text:span text:style-name="T8"><text:text-input text:description="&lt;(o.partner_id.tax or '')&gt;">TAX</text:text-input></text:span><text:span text:style-name="T9"><text:text-input text:description="&lt;/if&gt;">end if</text:text-input></text:span></text:p>
            </table:table-cell>
          </table:table-row>
        </table:table-header-rows>
        <table:table-row table:style-name="Table9.1">
          <table:covered-table-cell/>
          <table:covered-table-cell/>
          <table:table-cell table:style-name="Table9.C2" office:value-type="string">
            <text:p text:style-name="P47"><text:span text:style-name="T19"><text:text-input text:description="&lt;company.partner_id.city&gt;">City</text:text-input></text:span><text:span text:style-name="T19">, </text:span><text:span text:style-name="T19"><text:text-input text:description="&lt;formatLang(o.date_invoice or '',date=True)&gt;">date_invoice</text:text-input></text:span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1"><text:text-input text:description="&lt;if test=&quot;o.origin&quot;&gt;">test</text:text-input></text:p>
          </table:table-cell>
        </table:table-row>
        <table:table-row table:style-name="Table5.1">
          <table:table-cell table:style-name="Table5.A2" office:value-type="string">
            <text:p text:style-name="P98"><text:text-input text:description="&lt;_(&quot;VAR Ref.:&quot;)&gt;">VAR Ref.:</text:text-input><text:s/><text:text-input text:description="&lt;o.origin or ''&gt;">order_number</text:text-input></text:p>
          </table:table-cell>
        </table:table-row>
        <table:table-row table:style-name="Table5.1">
          <table:table-cell table:style-name="Table5.A1" office:value-type="string">
            <text:p text:style-name="P51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35"><text:text-input text:description="&lt;if test=&quot;o.description2&quot;&gt;">test</text:text-input></text:p>
          </table:table-cell>
        </table:table-row>
        <table:table-row>
          <table:table-cell table:style-name="Table5.A5" office:value-type="string">
            <text:p text:style-name="P19"><text:text-input text:description="&lt;o.description2 or ''&gt;">upper_description</text:text-input></text:p>
          </table:table-cell>
        </table:table-row>
        <table:table-row>
          <table:table-cell table:style-name="Table5.A1" office:value-type="string">
            <text:p text:style-name="P36"><text:text-input text:description="&lt;/if&gt;">endtest</text:text-input></text:p>
          </table:table-cell>
        </table:table-row>
        <table:table-row>
          <table:table-cell table:style-name="Table5.A1" office:value-type="string">
            <text:p text:style-name="P37"/>
          </table:table-cell>
        </table:table-row>
        <table:table-row>
          <table:table-cell table:style-name="Table5.A1" office:value-type="string">
            <text:p text:style-name="P30"><text:text-input text:description="&lt; _(&quot;Advance invoice&quot;)&gt;">Advance invoice</text:text-input>: <text:text-input text:description="&lt; o.internal_invoice_number or ''&gt;">internal_invoice_number</text:text-input></text:p>
          </table:table-cell>
        </table:table-row>
      </table:table>
      <text:p text:style-name="P52"><text:text-input text:description="&lt;if test=&quot;company.partner_id.country_id.code not in ['BA']&quot; &gt;">if no pdv in items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9"><text:text-input text:description="&lt;_(&quot;Item&quot;)&gt;">Item</text:text-input></text:p>
          </table:table-cell>
          <table:table-cell table:style-name="Table3.B1" office:value-type="string">
            <text:p text:style-name="P10"><text:text-input text:description="&lt;_(&quot;Product&quot;)&gt;">Product</text:text-input></text:p>
          </table:table-cell>
          <table:table-cell table:style-name="Table3.B1" office:value-type="string">
            <text:p text:style-name="P9"><text:text-input text:description="&lt;_(&quot;Qty&quot;)&gt;">Qty</text:text-input></text:p>
          </table:table-cell>
          <table:table-cell table:style-name="Table3.B1" office:value-type="string">
            <text:p text:style-name="P11"><text:text-input text:description="&lt;_(&quot;Unit price&quot;)&gt;">Unit price</text:text-input></text:p>
          </table:table-cell>
          <table:table-cell table:style-name="Table3.B1" office:value-type="string">
            <text:p text:style-name="P4"><text:text-input text:description="&lt;_(&quot;Total&quot;)&gt;">Total</text:text-input></text:p>
          </table:table-cell>
          <table:table-cell table:style-name="Table3.F1" office:value-type="string">
            <text:p text:style-name="P5"><text:text-input text:description="&lt;_(&quot;Total with tax&quot;)&gt;">Total with tax</text:text-input></text:p>
          </table:table-cell>
        </table:table-row>
        <table:table-row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3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4"><text:text-input text:description="&lt;objects.currency_id.name or ''&gt;">curr</text:text-input></text:p>
          </table:table-cell>
          <table:table-cell table:style-name="Table3.B2" office:value-type="string">
            <text:p text:style-name="P6"><text:text-input text:description="&lt;objects.currency_id.name or ''&gt;">curr</text:text-input></text:p>
          </table:table-cell>
          <table:table-cell table:style-name="Table3.F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3.A3" table:number-columns-spanned="5" office:value-type="string">
            <text:p text:style-name="P23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table-cell table:style-name="Table3.F3" office:value-type="string">
            <text:p text:style-name="P23"/>
          </table:table-cell>
        </table:table-row>
        <table:table-row>
          <table:table-cell table:style-name="Table3.A4" table:number-columns-spanned="5" office:value-type="string">
            <text:p text:style-name="P18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table-cell table:style-name="Table3.F4" office:value-type="string">
            <text:p text:style-name="P18"/>
          </table:table-cell>
        </table:table-row>
        <table:table-row>
          <table:table-cell table:style-name="Table3.A5" table:number-columns-spanned="5" office:value-type="string">
            <text:p text:style-name="P23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table-cell table:style-name="Table3.F5" office:value-type="string">
            <text:p text:style-name="P23"/>
          </table:table-cell>
        </table:table-row>
        <table:table-row>
          <table:table-cell table:style-name="Table3.A6" table:number-columns-spanned="5" office:value-type="string">
            <text:p text:style-name="P22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table-cell table:style-name="Table3.F6" office:value-type="string">
            <text:p text:style-name="P22"/>
          </table:table-cell>
        </table:table-row>
        <table:table-row table:style-name="Table3.7">
          <table:table-cell table:style-name="Table3.A7" office:value-type="string">
            <text:p text:style-name="P80"><text:text-input text:description="&lt;str(o.invoice_line._ids.index(line.id)+1)&gt;">rbr</text:text-input>.</text:p>
          </table:table-cell>
          <table:table-cell table:style-name="Table3.A7" office:value-type="string">
            <text:p text:style-name="P86"><text:text-input text:description="&lt;if test=&quot;line.product_id.description&quot;&gt;">test_description</text:text-input></text:p>
            <text:p text:style-name="P81"><text:text-input text:description="&lt;line.product_id.description or ''&gt;">Product Name</text:text-input><text:span text:style-name="T18"><text:text-input text:description=""/></text:span></text:p>
            <text:p text:style-name="P87"><text:text-input text:description="&lt;/if&gt;">end_test</text:text-input></text:p>
            <text:p text:style-name="P88"><text:text-input text:description="&lt;if test=&quot;line.name&quot;&gt;">test_name</text:text-input></text:p>
            <text:p text:style-name="P82"><text:text-input text:description="&lt;line.name or ''&gt;">line_description</text:text-input></text:p>
            <text:p text:style-name="P87"><text:text-input text:description="&lt;/if&gt;">end_test</text:text-input></text:p>
          </table:table-cell>
          <table:table-cell table:style-name="Table3.A7" office:value-type="string">
            <text:p text:style-name="P96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3.A7" office:value-type="string">
            <text:p text:style-name="P83"><text:text-input text:description="&lt;formatLang(line.price_unit, digits=2) or ''&gt;">Price unit</text:text-input><text:s/></text:p>
          </table:table-cell>
          <table:table-cell table:style-name="Table3.A7" office:value-type="string">
            <text:p text:style-name="P83"><text:text-input text:description="&lt;formatLang(line.price_unit*line.quantity,digits=2) or ''&gt;">price_unit</text:text-input><text:s/></text:p>
          </table:table-cell>
          <table:table-cell table:style-name="Table3.A7" office:value-type="string">
            <text:p text:style-name="P84"><text:text-input text:description="&lt;formatLang(line.amount_total, digits=2) or ''&gt;">amount total</text:text-input><text:s/></text:p>
          </table:table-cell>
        </table:table-row>
        <table:table-row>
          <table:table-cell table:style-name="Table3.A8" table:number-columns-spanned="5" office:value-type="string">
            <text:p text:style-name="P2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table-cell table:style-name="Table3.A8" office:value-type="string">
            <text:p text:style-name="P24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62"><text:text-input text:description="&lt;_(&quot;SUBTOTAL&quot;)&gt;">SUBTOTAL</text:text-input>:</text:p>
            <text:p text:style-name="P58"><text:span text:style-name="T1"><text:text-input text:description="&lt;_(&quot;VAT&quot;)&gt;">VAT</text:text-input></text:span>:</text:p>
            <text:p text:style-name="P62"><text:span text:style-name="T13"><text:text-input text:description="&lt;_(&quot;TOTAL&quot;)&gt;">TOTAL</text:text-input></text:span><text:span text:style-name="T13">:</text:span></text:p>
          </table:table-cell>
          <table:table-cell table:style-name="Table6.A1" office:value-type="string">
            <text:p text:style-name="P58"><text:text-input text:description="&lt;formatLang(o.amount_untaxed, digits=2) or ''&gt;">untaxed</text:text-input><text:s/><text:span text:style-name="T7"><text:text-input text:description="&lt;objects.currency_id.name or ''&gt;">curr</text:text-input></text:span></text:p>
            <text:p text:style-name="P58"><text:text-input text:description="&lt;formatLang(o.amount_tax, digits=2) or ''&gt;">tax</text:text-input><text:s/><text:span text:style-name="T7"><text:text-input text:description="&lt;objects.currency_id.name or ''&gt;">curr</text:text-input></text:span></text:p>
            <text:p text:style-name="P58"><text:text-input text:description="&lt;formatLang(o.amount_total, digits=2) or ''&gt;">Total</text:text-input><text:s/><text:span text:style-name="T7"><text:text-input text:description="&lt;objects.currency_id.name or ''&gt;">curr</text:text-input></text:span></text:p>
          </table:table-cell>
          <table:table-cell table:style-name="Table6.A1" office:value-type="string">
            <text:p text:style-name="P58"/>
          </table:table-cell>
        </table:table-row>
      </table:table>
      <text:p text:style-name="P54"><text:text-input text:description="&lt;/if&gt;">end_if</text:text-input></text:p>
      <text:p text:style-name="P104"><text:text-input text:description="&lt;if test=&quot;company.partner_id.country_id.code  in ['BA']&quot; &gt;">if PDV in items</text:text-input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column table:style-name="Table12.G"/>
        <table:table-row>
          <table:table-cell table:style-name="Table12.A1" office:value-type="string">
            <text:p text:style-name="P100"><text:text-input text:description="&lt;_(&quot;Item&quot;)&gt;">Item</text:text-input></text:p>
          </table:table-cell>
          <table:table-cell table:style-name="Table12.B1" office:value-type="string">
            <text:p text:style-name="P100"><text:text-input text:description="&lt;_(&quot;Product&quot;)&gt;">Product</text:text-input></text:p>
          </table:table-cell>
          <table:table-cell table:style-name="Table12.B1" office:value-type="string">
            <text:p text:style-name="P100"><text:text-input text:description="&lt;_(&quot;Qty&quot;)&gt;">Qty</text:text-input></text:p>
          </table:table-cell>
          <table:table-cell table:style-name="Table12.B1" office:value-type="string">
            <text:p text:style-name="P101"><text:text-input text:description="&lt;_(&quot;Unit price&quot;)&gt;">Unit price</text:text-input></text:p>
          </table:table-cell>
          <table:table-cell table:style-name="Table12.B1" office:value-type="string">
            <text:p text:style-name="P101"><text:text-input text:description="&lt;_(&quot;Total&quot;)&gt;">Total</text:text-input></text:p>
          </table:table-cell>
          <table:table-cell table:style-name="Table12.B1" office:value-type="string">
            <text:p text:style-name="P102"><text:span text:style-name="T24"><text:text-input text:description="&lt;_(&quot;Tax amount&quot;)&gt;">Tax amount</text:text-input></text:span><text:text-input text:description="_(&quot;Tax amount&quot;)"/><text:text-input text:description="_(&quot;Tax amount&quot;)"/></text:p>
          </table:table-cell>
          <table:table-cell table:style-name="Table12.G1" office:value-type="string">
            <text:p text:style-name="P5"><text:text-input text:description="&lt;_(&quot;Total with tax&quot;)&gt;">Total with tax</text:text-input></text:p>
          </table:table-cell>
        </table:table-row>
        <table:table-row>
          <table:table-cell table:style-name="Table12.A2" office:value-type="string">
            <text:p text:style-name="P15"/>
          </table:table-cell>
          <table:table-cell table:style-name="Table12.B2" office:value-type="string">
            <text:p text:style-name="P17"/>
          </table:table-cell>
          <table:table-cell table:style-name="Table12.B2" office:value-type="string">
            <text:p text:style-name="P15"/>
          </table:table-cell>
          <table:table-cell table:style-name="Table12.B2" office:value-type="string">
            <text:p text:style-name="P16"><text:text-input text:description="&lt;objects.currency_id.name or ''&gt;">curr</text:text-input></text:p>
          </table:table-cell>
          <table:table-cell table:style-name="Table12.B2" office:value-type="string">
            <text:p text:style-name="P7"><text:text-input text:description="&lt;objects.currency_id.name or ''&gt;">curr</text:text-input></text:p>
          </table:table-cell>
          <table:table-cell table:style-name="Table12.B2" office:value-type="string">
            <text:p text:style-name="P7"><text:text-input text:description="&lt;objects.currency_id.name or ''&gt;">curr</text:text-input></text:p>
          </table:table-cell>
          <table:table-cell table:style-name="Table12.G2" office:value-type="string">
            <text:p text:style-name="P8"><text:text-input text:description="&lt;objects.currency_id.name or ''&gt;">curr</text:text-input></text:p>
          </table:table-cell>
        </table:table-row>
        <table:table-row>
          <table:table-cell table:style-name="Table12.A3" table:number-columns-spanned="6" office:value-type="string">
            <text:p text:style-name="P25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3" office:value-type="string">
            <text:p text:style-name="P25"/>
          </table:table-cell>
        </table:table-row>
        <table:table-row>
          <table:table-cell table:style-name="Table12.A4" table:number-columns-spanned="6" office:value-type="string">
            <text:p text:style-name="P27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4" office:value-type="string">
            <text:p text:style-name="P27"/>
          </table:table-cell>
        </table:table-row>
        <table:table-row>
          <table:table-cell table:style-name="Table12.A5" table:number-columns-spanned="6" office:value-type="string">
            <text:p text:style-name="P2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5" office:value-type="string">
            <text:p text:style-name="P25"/>
          </table:table-cell>
        </table:table-row>
        <table:table-row>
          <table:table-cell table:style-name="Table12.A6" table:number-columns-spanned="6" office:value-type="string">
            <text:p text:style-name="P2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G6" office:value-type="string">
            <text:p text:style-name="P26"/>
          </table:table-cell>
        </table:table-row>
        <table:table-row table:style-name="Table12.7">
          <table:table-cell table:style-name="Table12.A7" office:value-type="string">
            <text:p text:style-name="P89"><text:text-input text:description="&lt;str(o.invoice_line._ids.index(line.id)+1)&gt;">rbr</text:text-input>.</text:p>
          </table:table-cell>
          <table:table-cell table:style-name="Table12.A7" office:value-type="string">
            <text:p text:style-name="P93"><text:text-input text:description="&lt;if test=&quot;line.product_id.description&quot;&gt;">test_description</text:text-input></text:p>
            <text:p text:style-name="P90"><text:text-input text:description="&lt;line.product_id.description or ''&gt;">Product Name</text:text-input><text:span text:style-name="T18"><text:text-input text:description=""/></text:span></text:p>
            <text:p text:style-name="P94"><text:text-input text:description="&lt;/if&gt;">end_test</text:text-input></text:p>
            <text:p text:style-name="P95"><text:text-input text:description="&lt;if test=&quot;line.name&quot;&gt;">test_name</text:text-input></text:p>
            <text:p text:style-name="P91"><text:text-input text:description="&lt;line.name or ''&gt;">line_description</text:text-input></text:p>
            <text:p text:style-name="P94"><text:text-input text:description="&lt;/if&gt;">end_test</text:text-input></text:p>
          </table:table-cell>
          <table:table-cell table:style-name="Table12.A7" office:value-type="string">
            <text:p text:style-name="P97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12.A7" office:value-type="string">
            <text:p text:style-name="P92"><text:text-input text:description="&lt;formatLang(line.price_unit, digits=2) or ''&gt;">Price unit</text:text-input><text:s/></text:p>
          </table:table-cell>
          <table:table-cell table:style-name="Table12.A7" office:value-type="string">
            <text:p text:style-name="P92"><text:text-input text:description="&lt;formatLang(line.price_unit*line.quantity,digits=2) or ''&gt;">price_unit</text:text-input><text:s/></text:p>
          </table:table-cell>
          <table:table-cell table:style-name="Table12.A7" office:value-type="string">
            <text:p text:style-name="P92"><text:text-input text:description="&lt;formatLang(line.amount_tax,digits=2) or ''&gt;">tax</text:text-input></text:p>
          </table:table-cell>
          <table:table-cell table:style-name="Table12.A7" office:value-type="string">
            <text:p text:style-name="P85"><text:text-input text:description="&lt;formatLang(line.amount_total, digits=2) or ''&gt;">amount total</text:text-input></text:p>
          </table:table-cell>
        </table:table-row>
        <table:table-row>
          <table:table-cell table:style-name="Table12.A8" table:number-columns-spanned="6" office:value-type="string">
            <text:p text:style-name="P2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2.A8" office:value-type="string">
            <text:p text:style-name="P25"/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63"><text:text-input text:description="&lt;_(&quot;SUBTOTAL&quot;)&gt;">SUBTOTAL</text:text-input>:</text:p>
            <text:p text:style-name="P59"><text:span text:style-name="T1"><text:text-input text:description="&lt;_(&quot;VAT&quot;)&gt;">VAT</text:text-input></text:span>:</text:p>
            <text:p text:style-name="P63"><text:span text:style-name="T13"><text:text-input text:description="&lt;_(&quot;TOTAL&quot;)&gt;">TOTAL</text:text-input></text:span><text:span text:style-name="T13">:</text:span></text:p>
          </table:table-cell>
          <table:table-cell table:style-name="Table13.A1" office:value-type="string">
            <text:p text:style-name="P59"><text:text-input text:description="&lt;formatLang(o.amount_untaxed, digits=2) or ''&gt;">untaxed</text:text-input><text:s/><text:span text:style-name="T7"><text:text-input text:description="&lt;objects.currency_id.name or ''&gt;">curr</text:text-input></text:span></text:p>
            <text:p text:style-name="P59"><text:text-input text:description="&lt;formatLang(o.amount_tax, digits=2) or ''&gt;">tax</text:text-input><text:s/><text:span text:style-name="T7"><text:text-input text:description="&lt;objects.currency_id.name or ''&gt;">curr</text:text-input></text:span></text:p>
            <text:p text:style-name="P59"><text:text-input text:description="&lt;formatLang(o.amount_total, digits=2) or ''&gt;">Total</text:text-input><text:s/><text:span text:style-name="T7"><text:text-input text:description="&lt;objects.currency_id.name or ''&gt;">curr</text:text-input></text:span></text:p>
          </table:table-cell>
          <table:table-cell table:style-name="Table13.A1" office:value-type="string">
            <text:p text:style-name="P59"/>
          </table:table-cell>
        </table:table-row>
      </table:table>
      <text:p text:style-name="P55"><text:text-input text:description="&lt;/if&gt;">end if</text:text-input></text:p>
      <text:p text:style-name="P53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ext:soft-page-break/>
        <table:table-row table:style-name="Table7.1">
          <table:table-cell table:style-name="Table7.A1" table:number-columns-spanned="5" office:value-type="string">
            <text:p text:style-name="P77"><text:text-input text:description="&lt;if test=&quot;company.partner_id.country_id.code in ['HR','SI','RS']&quot;&gt;">if_tax_recapitulation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69"><text:text-input text:description="&lt;_(&quot;Taxes&quot;)&gt;">_Taxes</text:text-input></text:p>
          </table:table-cell>
          <table:table-cell table:style-name="Table7.A2" office:value-type="string">
            <text:p text:style-name="P70"><text:text-input text:description="&lt;_(&quot;Base amount&quot;)&gt;">_Base amount</text:text-input></text:p>
          </table:table-cell>
          <table:table-cell table:style-name="Table7.A2" office:value-type="string">
            <text:p text:style-name="P70"><text:text-input text:description="&lt;_(&quot;Tax Amount&quot;)&gt;">_Tax Amount</text:text-input></text:p>
          </table:table-cell>
          <table:table-cell table:style-name="Table7.A1" office:value-type="string">
            <text:p text:style-name="P73"/>
          </table:table-cell>
          <table:table-cell table:style-name="Table7.A1" office:value-type="string">
            <text:p text:style-name="P79"/>
          </table:table-cell>
        </table:table-row>
        <table:table-row table:style-name="Table7.1">
          <table:table-cell table:style-name="Table7.A1" table:number-columns-spanned="3" office:value-type="string">
            <text:p text:style-name="P71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78"/>
          </table:table-cell>
        </table:table-row>
        <table:table-row table:style-name="Table7.1">
          <table:table-cell table:style-name="Table7.A1" office:value-type="string">
            <text:p text:style-name="P71"><text:text-input text:description="&lt;line.name or ''&gt;">name</text:text-input></text:p>
          </table:table-cell>
          <table:table-cell table:style-name="Table7.A1" office:value-type="string">
            <text:p text:style-name="P72"><text:text-input text:description="&lt;formatLang(line.base, monetary=True) or ''&gt;">base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2"><text:text-input text:description="&lt;formatLang(line.amount, monetary=True) or ''&gt;">amount</text:text-input><text:s/><text:text-input text:description="&lt;objects.currency_id.name or ''&gt;">curr</text:text-input></text:p>
          </table:table-cell>
          <table:table-cell table:style-name="Table7.A1" office:value-type="string">
            <text:p text:style-name="P75"/>
          </table:table-cell>
          <table:table-cell table:style-name="Table7.A1" office:value-type="string">
            <text:p text:style-name="P74"/>
          </table:table-cell>
        </table:table-row>
        <table:table-row table:style-name="Table7.1">
          <table:table-cell table:style-name="Table7.A1" table:number-columns-spanned="3" office:value-type="string">
            <text:p text:style-name="P71"><text:text-input text:description="&lt;/for&gt;">end For Tax</text:text-input></text:p>
          </table:table-cell>
          <table:covered-table-cell/>
          <table:covered-table-cell/>
          <table:table-cell table:style-name="Table7.A1" office:value-type="string">
            <text:p text:style-name="P74"/>
          </table:table-cell>
          <table:table-cell table:style-name="Table7.A1" office:value-type="string">
            <text:p text:style-name="P74"/>
          </table:table-cell>
        </table:table-row>
        <table:table-row table:style-name="Table7.1">
          <table:table-cell table:style-name="Table7.A1" table:number-columns-spanned="3" office:value-type="string">
            <text:p text:style-name="P76"><text:text-input text:description="&lt;/if&gt;">end_if</text:text-input></text:p>
          </table:table-cell>
          <table:covered-table-cell/>
          <table:covered-table-cell/>
          <table:table-cell table:style-name="Table7.A1" office:value-type="string">
            <text:p text:style-name="P76"/>
          </table:table-cell>
          <table:table-cell table:style-name="Table7.A1" office:value-type="string">
            <text:p text:style-name="P76"/>
          </table:table-cell>
        </table:table-row>
      </table:table>
      <text:p text:style-name="P48"/>
      <text:p text:style-name="P4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43"><text:text-input text:description="&lt;if test=&quot;o.comment&quot;&gt;">test</text:text-input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60"><text:text-input text:description="&lt;_(&quot;Payment&quot;)&gt;">Payment</text:text-input>:</text:p>
          </table:table-cell>
          <table:table-cell table:style-name="Table2.A1" office:value-type="string">
            <text:p text:style-name="P64"><text:text-input text:description="&lt;o.comment or ''&gt;">comment</text:text-input></text:p>
          </table:table-cell>
        </table:table-row>
        <table:table-row table:style-name="Table2.1">
          <table:table-cell table:style-name="Table2.A1" table:number-columns-spanned="2" office:value-type="string">
            <text:p text:style-name="P44"><text:text-input text:description="&lt;/if&gt;">endtest</text:text-input></text:p>
          </table:table-cell>
          <table:covered-table-cell/>
        </table:table-row>
      </table:table>
      <table:table table:name="Table8" table:style-name="Table8">
        <table:table-column table:style-name="Table8.A" table:number-columns-repeated="2"/>
        <table:table-row table:style-name="Table8.1">
          <table:table-cell table:style-name="Table8.A1" table:number-columns-spanned="2" office:value-type="string">
            <text:p text:style-name="P66"><text:text-input text:description="&lt;if test=&quot;company.partner_id.country_id.code in ['HR']&quot;&gt;">if_fiscal_data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2"><text:span text:style-name="T2"><text:text-input text:description="&lt;_(&quot;Fiscal account number&quot;)&gt;">Fiscal account number</text:text-input></text:span><text:span text:style-name="T2">: </text:span><text:span text:style-name="T3"><text:text-input text:description="&lt;(o.number or '')&gt;">number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41"><text:span text:style-name="T6"><text:text-input text:description="&lt; o.state in ['proforma', 'proforma2'] and _(&quot;Proforma invoice date&quot;) or _(&quot;Invoice date&quot;) &gt;  "/></text:span><text:span text:style-name="T6"><text:text-input text:description="&lt; _(&quot;Invoice date&quot;) &gt;">Invoice date</text:text-input></text:span><text:span text:style-name="T6">:</text:span> <text:span text:style-name="T14"><text:text-input text:description="&lt;formatLang(o.invoicing_datetime or '',date_time=True)&gt;">invoicing_datetime</text:text-input></text:span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38"><text:text-input text:description="&lt;/if&gt;">end_if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46"><text:text-input text:description="&lt;if test=&quot;company.partner_id.country_id.code in ['BA']&quot;&gt;">if_BiH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67"><text:text-input text:description="&lt;if test=&quot;o.date_due&quot; &gt;">if date_due</text:text-input></text:p>
            <text:p text:style-name="P42"><text:text-input text:description="&lt;_(&quot;Due date&quot;)&gt;">Due date</text:text-input>: <text:span text:style-name="T16"><text:text-input text:description="&lt;if test=&quot;len(o.payment_term.line_ids or '')&lt;2&quot; &gt;">test_no_payment_terms</text:text-input></text:span><text:span text:style-name="T19"><text:text-input text:description="&lt;formatLang(o.date_due or '',date=True)&gt;">date_due</text:text-input></text:span><text:span text:style-name="T16"><text:text-input text:description="&lt;/if&gt;">end_test</text:text-input></text:span></text:p>
            <text:p text:style-name="P39"><text:text-input text:description="&lt;/if&gt;">end_if</text:text-input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68"><text:text-input text:description="&lt;if test=&quot;o.partner_bank_id&quot;&gt;">if bank_account</text:text-input></text:p>
            <text:p text:style-name="P21"><text:text-input text:description="&lt;_(&quot;Payment on bank account&quot;)&gt;">Payment on bank account</text:text-input>:</text:p>
            <text:p text:style-name="P65"><text:span text:style-name="T17"><text:text-input text:description="&lt;if test=&quot;o.partner_bank_id.state=='iban'&quot;&gt;">if_iban</text:text-input></text:span><text:text-input text:description="&lt;_(&quot;IBAN:&quot;)&gt;">IBAN</text:text-input><text:span text:style-name="T17"><text:text-input text:description="&lt;/if&gt;">end_if</text:text-input></text:span><text:span text:style-name="T17"><text:text-input text:description="&lt;if test=&quot;o.partner_bank_id.state=='bank'&quot;&gt;">if_bank_account</text:text-input></text:span><text:text-input text:description="&lt;_('Bank account')&gt;">bank_account</text:text-input><text:span text:style-name="T17"><text:text-input text:description="&lt;/if&gt;">end_if</text:text-input></text:span><text:s/><text:text-input text:description="&lt;o.partner_bank_id.acc_number or ''&gt;">bank_acc_number</text:text-input></text:p>
            <text:p text:style-name="P65"><text:text-input text:description="&lt;o.partner_bank_id.bank.name or ''&gt;">bank_name</text:text-input></text:p>
            <text:p text:style-name="P20"><text:span text:style-name="T19"><text:text-input text:description="&lt;o.partner_bank_id.bank.street or ''&gt;">bank_street</text:text-input></text:span><text:span text:style-name="T19">, </text:span><text:span text:style-name="T19"><text:text-input text:description="&lt;o.partner_bank_id.bank.zip or ''&gt;">bank_zip</text:text-input></text:span><text:span text:style-name="T19"><text:s/></text:span><text:span text:style-name="T19"><text:text-input text:description="&lt;o.partner_bank_id.bank.city or ''&gt;">bank_city</text:text-input></text:span></text:p>
            <text:p text:style-name="P61"><text:span text:style-name="T19"><text:text-input text:description="&lt;_(&quot;SWIFT:&quot;)&gt;">_SWIFT</text:text-input></text:span><text:s/><text:span text:style-name="T19"><text:text-input text:description="&lt;o.partner_bank_id.bank.bic or ''&gt;">bank_bic</text:text-input></text:span></text:p>
            <text:p text:style-name="P45"><text:span text:style-name="T23"><text:text-input text:description="&lt;/if&gt;">end if</text:text-input></text:span><text:s/></text:p>
          </table:table-cell>
          <table:covered-table-cell/>
        </table:table-row>
        <table:table-row table:style-name="Table8.1">
          <table:table-cell table:style-name="Table8.A1" table:number-columns-spanned="2" office:value-type="string">
            <text:p text:style-name="P38"><text:text-input text:description="&lt;/if&gt;">end_if</text:text-input></text:p>
          </table:table-cell>
          <table:covered-table-cell/>
        </table:table-row>
        <table:table-row table:style-name="Table8.9">
          <table:table-cell table:style-name="Table8.A9" table:number-columns-spanned="2" office:value-type="string">
            <text:p text:style-name="P1"/>
          </table:table-cell>
          <table:covered-table-cell/>
        </table:table-row>
        <table:table-row table:style-name="Table8.9">
          <table:table-cell table:style-name="Table8.A9" office:value-type="string">
            <text:p text:style-name="P57"><text:span text:style-name="T5"><text:text-input text:description="&lt;_(&quot;Responsible person&quot;)&gt;">Responsible person</text:text-input></text:span><text:span text:style-name="T5">:</text:span></text:p>
            <text:p text:style-name="P99"><text:span text:style-name="T19"><text:text-input text:description="&lt;company.partner_id.user_id.title &gt;">title</text:text-input></text:span><text:s/><text:span text:style-name="T4"><text:text-input text:description="&lt;company.partner_id.user_id.name &gt;">user</text:text-input></text:span><text:span text:style-name="T4"><text:text-input text:description="&lt;company.partner_id.user_id.title_after and (', ' + company.partner_id.user_id.title_after.name) or '' &gt;">title_after</text:text-input></text:span></text:p>
            <text:p text:style-name="P103"><text:text-input text:description="&lt;company.partner_id.user_id.function or '' &gt;">function</text:text-input></text:p>
          </table:table-cell>
          <table:table-cell table:style-name="Table8.B10" office:value-type="string">
            <text:p text:style-name="P56"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  "/><text:text-input text:description="&lt; o.state in ['proforma', 'proforma2'] and _(&quot;Proforma invoice created&quot;) or _(&quot;Invoice created&quot;) &gt;">Invoice created</text:text-input>:</text:p>
            <text:p text:style-name="P3"><text:text-input text:description="&lt;  {'HR':'Vanja Trošelj', 'RS':'Zorica Ristić', 'BA':'Elma Skrobanović'}.get(company.partner_id.country_id.code) &gt;">accountant</text:text-input>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9-02-18T15:23:52.497066112</dc:date>
    <meta:editing-duration>PT20H18M35S</meta:editing-duration>
    <meta:editing-cycles>287</meta:editing-cycles>
    <meta:generator>LibreOffice/6.1.4.2$Linux_X86_64 LibreOffice_project/10$Build-2</meta:generator>
    <meta:document-statistic meta:table-count="9" meta:image-count="0" meta:object-count="0" meta:page-count="2" meta:paragraph-count="122" meta:word-count="594" meta:character-count="1758" meta:non-whitespace-character-count="1654"/>
  </office:meta>
</office:document-meta>
</file>